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WenQuanYi Micro Hei Light" svg:font-family="'WenQuanYi Micro Hei Light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9299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Video Na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Location Coordinates</text:p>
          </table:table-cell>
          <table:table-cell office:value-type="string" calcext:value-type="string">
            <text:p>Target Highw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_video</text:p>
          </table:table-cell>
          <table:table-cell office:value-type="string" calcext:value-type="string">
            <text:p>10 mins 58 secs</text:p>
          </table:table-cell>
          <table:table-cell office:value-type="string" calcext:value-type="string">
            <text:p>-34.410872, 150.882943</text:p>
          </table:table-cell>
          <table:table-cell office:value-type="string" calcext:value-type="string">
            <text:p>Princes Motorwa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in_high_angle</text:p>
          </table:table-cell>
          <table:table-cell office:value-type="string" calcext:value-type="string">
            <text:p>10 mins 53 secs</text:p>
          </table:table-cell>
          <table:table-cell office:value-type="string" calcext:value-type="string">
            <text:p>-34.394881, 150.896032</text:p>
          </table:table-cell>
          <table:table-cell office:value-type="string" calcext:value-type="string">
            <text:p>Memorial Driv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ght_high_angle_low_exposure</text:p>
          </table:table-cell>
          <table:table-cell office:value-type="string" calcext:value-type="string">
            <text:p>11 mins 11 secs</text:p>
          </table:table-cell>
          <table:table-cell office:value-type="string" calcext:value-type="string">
            <text:p>-34.394881, 150.896032</text:p>
          </table:table-cell>
          <table:table-cell office:value-type="string" calcext:value-type="string">
            <text:p>Memorial Drive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ROI A</text:p>
          </table:table-cell>
          <table:covered-table-cell table:number-columns-repeated="2" table:style-name="Default"/>
          <table:covered-table-cell/>
          <table:table-cell table:style-name="ce2" office:value-type="string" calcext:value-type="string" table:number-columns-spanned="4" table:number-rows-spanned="1">
            <text:p>ROI B</text:p>
          </table:table-cell>
          <table:covered-table-cell table:number-columns-repeated="3"/>
          <table:table-cell table:style-name="ce2" table:number-columns-spanned="1" table:number-rows-spanned="2"/>
        </table:table-row>
        <table:table-row table:style-name="ro1">
          <table:table-cell office:value-type="string" calcext:value-type="string">
            <text:p>Video Name</text:p>
          </table:table-cell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covered-table-cell/>
        </table:table-row>
        <table:table-row table:style-name="ro1">
          <table:table-cell office:value-type="string" calcext:value-type="string">
            <text:p>test_video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string" calcext:value-type="string">
            <text:p>rain_high_angle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56" calcext:value-type="float">
            <text:p>356</text:p>
          </table:table-cell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288" calcext:value-type="float">
            <text:p>288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night_high_angle_low_exposure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1" office:value-type="string" calcext:value-type="string">
            <text:p>Video N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tual Count</text:p>
          </table:table-cell>
          <table:table-cell office:value-type="string" calcext:value-type="string">
            <text:p>Program Count</text:p>
          </table:table-cell>
          <table:table-cell table:style-name="ce1" office:value-type="string" calcext:value-type="string">
            <text:p>Accuracy (%)</text:p>
          </table:table-cell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Inference Time (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video</text:p>
          </table:table-cell>
          <table:table-cell office:value-type="string" calcext:value-type="string">
            <text:p>YOLOV5n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1" table:formula="of:=(1 - ABS([.C14]-[.D14])/[.C14]) * 100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3"/>
        </table:table-row>
        <table:table-row table:style-name="ro1">
          <table:table-cell/>
          <table:table-cell office:value-type="string" calcext:value-type="string">
            <text:p>YOLOV5s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1" table:formula="of:=(1 - ABS([.C15]-[.D15])/[.C15]) * 100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YOLOV5l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1" table:formula="of:=(1 - ABS([.C16]-[.D16])/[.C16]) * 100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ain_high_angle</text:p>
          </table:table-cell>
          <table:table-cell office:value-type="string" calcext:value-type="string">
            <text:p>YOLOV5n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1" table:formula="of:=(1 - ABS([.C17]-[.D17])/[.C17]) * 100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YOLOV5s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1" table:formula="of:=(1 - ABS([.C18]-[.D18])/[.C18]) * 100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YOLOV5l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1" table:formula="of:=(1 - ABS([.C19]-[.D19])/[.C19]) * 100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ight_high_angle_low_exposure</text:p>
          </table:table-cell>
          <table:table-cell office:value-type="string" calcext:value-type="string">
            <text:p>NONE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table:style-name="ce1" table:formula="of:=(1 - ABS([.C20]-[.D20])/[.C20]) * 100" office:value-type="float" office:value="96.039603960396" calcext:value-type="float">
            <text:p>96.039603960396</text:p>
          </table:table-cell>
          <table:table-cell table:style-name="ce1" office:value-type="float" office:value="90.9091" calcext:value-type="float">
            <text:p>90.9091</text:p>
          </table:table-cell>
          <table:table-cell table:style-name="ce1" office:value-type="float" office:value="0.68361" calcext:value-type="float">
            <text:p>0.683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WenQuanYi Micro Hei Light" svg:font-family="'WenQuanYi Micro Hei Ligh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AU" style:font-name-asian="WenQuanYi Micro Hei Light" style:font-size-asian="10pt" style:language-asian="zh" style:country-asian="CN" style:font-name-complex="IBM Plex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03:47:21.175113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23:27:30.605887514</meta:creation-date>
    <dc:date>2022-03-23T04:09:40.923908843</dc:date>
    <meta:editing-duration>PT23M59S</meta:editing-duration>
    <meta:editing-cycles>3</meta:editing-cycles>
    <meta:generator>LibreOffice/7.3.1.3$Linux_X86_64 LibreOffice_project/30$Build-3</meta:generator>
    <meta:document-statistic meta:table-count="1" meta:cell-count="88" meta:object-count="0"/>
  </office:meta>
</office:document-meta>
</file>